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6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874cm"/>
    </style:style>
    <style:style style:name="gr10" style:family="graphic" style:parent-style-name="standard">
      <style:graphic-properties draw:stroke="none" svg:stroke-color="#000000" draw:fill="none" draw:fill-color="#ffffff" fo:min-height="1.673cm"/>
    </style:style>
    <style:style style:name="gr11" style:family="graphic" style:parent-style-name="standard">
      <style:graphic-properties draw:stroke="none" svg:stroke-color="#000000" draw:fill="none" draw:fill-color="#ffffff" fo:min-height="1.772cm"/>
    </style:style>
    <style:style style:name="gr12" style:family="graphic" style:parent-style-name="objectwithoutfill">
      <style:graphic-properties draw:marker-end="Arrow" draw:fill="none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1.7cm" svg:height="1.5cm" svg:x="8.4cm" svg:y="10.1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2.8cm" svg:height="0.9cm" svg:x="7.8cm" svg:y="12.625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2.8cm" svg:height="0.9cm" svg:x="7.8cm" svg:y="14.425cm">
          <text:p text:style-name="P1">u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7cm" svg:height="1.5cm" svg:x="15.101cm" svg:y="10.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5" draw:id="id5" draw:layer="layout" svg:width="2.8cm" svg:height="0.9cm" svg:x="14.501cm" svg:y="12.8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6cm" svg:height="2.125cm" svg:x="8cm" svg:y="6.8cm">
          <text:p text:style-name="P1">ext2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3cm" svg:height="1.3cm" svg:x="10.9cm" svg:y="18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3cm" svg:height="1.3cm" svg:x="5.6cm" svg:y="18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8.3cm" svg:y="18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3cm" svg:height="1.3cm" svg:x="14.301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601cm" svg:height="2.2cm" svg:x="14.8cm" svg:y="6.8cm">
          <text:p text:style-name="P1">ext3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10.6cm" svg:y1="14.875cm" svg:x2="10.6cm" svg:y2="13.075cm" draw:start-shape="id1" draw:start-glue-point="1" draw:end-shape="id2" draw:end-glue-point="1" svg:d="M10600 14875h501v-1800h-501" svg:viewBox="0 0 502 1801">
          <text:p/>
        </draw:connector>
        <draw:connector draw:style-name="gr6" draw:text-style-name="P1" draw:layer="layout" svg:x1="6.079cm" svg:y1="9.37cm" svg:x2="8.4cm" svg:y2="11.063cm" draw:end-shape="id3" draw:end-glue-point="6" svg:d="M6079 9370h910v1693h1411" svg:viewBox="0 0 2322 1694">
          <text:p/>
        </draw:connector>
        <draw:connector draw:style-name="gr6" draw:text-style-name="P1" draw:layer="layout" svg:x1="6.157cm" svg:y1="7.23cm" svg:x2="8.65cm" svg:y2="7.863cm" draw:end-shape="id4" draw:end-glue-point="5" svg:d="M6157 7230h671v633h1822" svg:viewBox="0 0 2494 634">
          <text:p/>
        </draw:connector>
        <draw:line draw:style-name="gr6" draw:text-style-name="P1" draw:layer="layout" svg:x1="15.701cm" svg:y1="11.8cm" svg:x2="15.701cm" svg:y2="12.7cm">
          <text:p/>
        </draw:line>
        <draw:line draw:style-name="gr6" draw:text-style-name="P1" draw:layer="layout" svg:x1="9cm" svg:y1="11.625cm" svg:x2="9cm" svg:y2="12.725cm">
          <text:p/>
        </draw:line>
        <draw:connector draw:style-name="gr6" draw:text-style-name="P1" draw:layer="layout" svg:x1="14.501cm" svg:y1="13.25cm" svg:x2="14.301cm" svg:y2="19.45cm" draw:start-shape="id5" draw:start-glue-point="3" draw:end-shape="id6" draw:end-glue-point="6" svg:d="M14501 13250h-701v6200h501" svg:viewBox="0 0 702 6201">
          <text:p/>
        </draw:connector>
        <draw:frame draw:style-name="gr7" draw:layer="layout" svg:width="3cm" svg:height="1.925cm" svg:x="2cm" svg:y="6.6cm">
          <draw:text-box>
            <text:p>挂载点</text:p>
            <text:p>mount</text:p>
          </draw:text-box>
        </draw:frame>
        <draw:connector draw:style-name="gr6" draw:text-style-name="P1" draw:layer="layout" svg:x1="7.8cm" svg:y1="13.075cm" svg:x2="5.6cm" svg:y2="19.375cm" draw:start-shape="id2" draw:start-glue-point="3" draw:end-shape="id7" draw:end-glue-point="6" svg:d="M7800 13075h-2701v6300h501" svg:viewBox="0 0 2702 6301">
          <text:p/>
        </draw:connector>
        <draw:line draw:style-name="gr8" draw:text-style-name="P1" draw:layer="layout" svg:x1="6.9cm" svg:y1="19.425cm" svg:x2="8.5cm" svg:y2="19.425cm">
          <text:p/>
        </draw:line>
        <draw:line draw:style-name="gr8" draw:text-style-name="P1" draw:layer="layout" svg:x1="9.5cm" svg:y1="19.325cm" svg:x2="11.2cm" svg:y2="19.325cm">
          <text:p/>
        </draw:line>
        <draw:frame draw:style-name="gr9" draw:layer="layout" svg:width="4.5cm" svg:height="2.124cm" svg:x="1.8cm" svg:y="9.901cm">
          <draw:text-box>
            <text:p>超级块</text:p>
            <text:p>super_block</text:p>
          </draw:text-box>
        </draw:frame>
        <draw:frame draw:style-name="gr10" draw:layer="layout" svg:width="3cm" svg:height="1.923cm" svg:x="1.8cm" svg:y="12.602cm">
          <draw:text-box>
            <text:p>目录项</text:p>
            <text:p>dentry</text:p>
          </draw:text-box>
        </draw:frame>
        <draw:frame draw:style-name="gr11" draw:layer="layout" svg:width="3.1cm" svg:height="2.022cm" svg:x="1.8cm" svg:y="17.878cm">
          <draw:text-box>
            <text:p>索引节点</text:p>
            <text:p>inode</text:p>
          </draw:text-box>
        </draw:frame>
        <draw:line draw:style-name="gr8" draw:text-style-name="P1" draw:layer="layout" svg:x1="9.4cm" svg:y1="9.025cm" svg:x2="9.4cm" svg:y2="10.125cm">
          <text:p/>
        </draw:line>
        <draw:line draw:style-name="gr8" draw:text-style-name="P1" draw:layer="layout" svg:x1="16.201cm" svg:y1="9.1cm" svg:x2="16.201cm" svg:y2="10.4cm">
          <text:p/>
        </draw:line>
        <draw:connector draw:style-name="gr5" draw:text-style-name="P1" draw:layer="layout" svg:x1="7.8cm" svg:y1="14.875cm" svg:x2="7.8cm" svg:y2="13.075cm" draw:start-shape="id1" draw:start-glue-point="3" draw:end-shape="id2" draw:end-glue-point="3" svg:d="M7800 14875h-501v-1800h501" svg:viewBox="0 0 502 1801">
          <text:p/>
        </draw:connector>
        <draw:custom-shape draw:style-name="gr2" draw:text-style-name="P1" xml:id="id8" draw:id="id8" draw:layer="layout" svg:width="2.8cm" svg:height="0.9cm" svg:x="7.799cm" svg:y="16.224cm">
          <text:p text:style-name="P1">t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6cm" svg:y1="14.874cm" svg:x2="10.599cm" svg:y2="16.674cm" draw:end-shape="id8" draw:end-glue-point="1" svg:d="M10600 14874h500v1800h-501" svg:viewBox="0 0 502 1801">
          <text:p/>
        </draw:connector>
        <draw:connector draw:style-name="gr5" draw:text-style-name="P1" draw:layer="layout" svg:x1="7.8cm" svg:y1="14.874cm" svg:x2="7.799cm" svg:y2="16.674cm" draw:end-shape="id8" draw:end-glue-point="3" svg:d="M7800 14874h-502v1800h501" svg:viewBox="0 0 503 1801">
          <text:p/>
        </draw:connector>
        <draw:line draw:style-name="gr6" draw:text-style-name="P1" draw:layer="layout" svg:x1="9.4cm" svg:y1="17.125cm" svg:x2="11.4cm" svg:y2="18.7cm">
          <text:p/>
        </draw:line>
        <draw:path draw:style-name="gr12" draw:text-style-name="P1" draw:layer="layout" svg:width="5.195cm" svg:height="3.653cm" draw:transform="skewX (-0.904255085458262) rotate (-2.88799631327502) translate (14.1296768509975cm 17.696427070584cm)" svg:viewBox="0 0 5196 3654" svg:d="M0 3654c5141 0 5196-3654 5196-3654l-96 62">
          <text:p/>
        </draw:path>
        <draw:custom-shape draw:style-name="gr13" draw:text-style-name="P1" draw:layer="layout" svg:width="17.5cm" svg:height="15.3cm" svg:x="1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1-20T22:10:33.872368139</dc:date>
    <meta:editing-duration>PT4H59M18S</meta:editing-duration>
    <meta:editing-cycles>72</meta:editing-cycles>
    <meta:generator>LibreOffice/4.2.7.2$Linux_x86 LibreOffice_project/420m0$Build-2</meta:generator>
    <meta:document-statistic meta:object-count="33"/>
  </office:meta>
</office:document-meta>
</file>